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B0000010BF7FA7D1074C1A3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11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5cm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6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25cm" fo:min-width="1.9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color="#000000" draw:fill="solid" draw:fill-color="#ffff6d" draw:textarea-horizontal-align="justify" draw:textarea-vertical-align="middle" draw:auto-grow-height="false" fo:min-height="12.75cm" fo:min-width="24.499cm"/>
    </style:style>
    <style:style style:name="gr14" style:family="graphic" style:parent-style-name="standard">
      <style:graphic-properties draw:textarea-horizontal-align="justify" draw:textarea-vertical-align="middle" draw:auto-grow-height="false" fo:min-height="0.749cm" fo:min-width="6.499cm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font-weight="bold"/>
    </style:style>
    <style:style style:name="P5" style:family="paragraph">
      <style:paragraph-properties fo:text-align="center" style:writing-mode="lr-tb"/>
      <style:text-properties fo:font-size="13.8999996185303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.8999996185303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6d"/>
      <style:paragraph-properties fo:text-align="center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.8999996185303pt" style:font-size-asian="14pt" style:font-size-complex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.8999996185303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cm" svg:height="3.461cm" svg:x="7cm" svg:y="7.948cm">
          <draw:text-box>
            <text:p><text:span text:style-name="T1">Input_1</text:span></text:p>
          </draw:text-box>
        </draw:frame>
        <draw:line draw:style-name="gr2" draw:text-style-name="P2" draw:layer="layout" svg:x1="9.801cm" svg:y1="6.648cm" svg:x2="10.801cm" svg:y2="6.648cm">
          <text:p/>
        </draw:line>
        <draw:frame draw:style-name="gr3" draw:text-style-name="P1" draw:layer="layout" svg:width="2cm" svg:height="1.09cm" svg:x="9.8cm" svg:y="5.997cm">
          <draw:text-box>
            <text:p><text:span text:style-name="T1">5V</text:span></text:p>
          </draw:text-box>
        </draw:frame>
        <draw:line draw:style-name="gr2" draw:text-style-name="P2" draw:layer="layout" svg:x1="10.301cm" svg:y1="6.648cm" svg:x2="10.301cm" svg:y2="7.148cm">
          <text:p/>
        </draw:line>
        <draw:line draw:style-name="gr2" draw:text-style-name="P2" draw:layer="layout" svg:x1="10.801cm" svg:y1="7.148cm" svg:x2="10.301cm" svg:y2="7.848cm">
          <text:p/>
        </draw:line>
        <draw:line draw:style-name="gr2" draw:text-style-name="P2" draw:layer="layout" svg:x1="10.301cm" svg:y1="7.847cm" svg:x2="10.301cm" svg:y2="8.347cm">
          <text:p/>
        </draw:line>
        <draw:frame draw:style-name="gr1" draw:text-style-name="P1" draw:layer="layout" svg:width="2cm" svg:height="3.461cm" svg:x="7cm" svg:y="10.697cm">
          <draw:text-box>
            <text:p><text:span text:style-name="T1">Input_2</text:span></text:p>
          </draw:text-box>
        </draw:frame>
        <draw:line draw:style-name="gr2" draw:text-style-name="P2" draw:layer="layout" svg:x1="9.801cm" svg:y1="9.398cm" svg:x2="10.801cm" svg:y2="9.398cm">
          <text:p/>
        </draw:line>
        <draw:frame draw:style-name="gr3" draw:text-style-name="P1" draw:layer="layout" svg:width="2cm" svg:height="1.09cm" svg:x="9.8cm" svg:y="8.672cm">
          <draw:text-box>
            <text:p><text:span text:style-name="T1">5V</text:span></text:p>
          </draw:text-box>
        </draw:frame>
        <draw:line draw:style-name="gr2" draw:text-style-name="P2" draw:layer="layout" svg:x1="10.301cm" svg:y1="9.398cm" svg:x2="10.301cm" svg:y2="9.898cm">
          <text:p/>
        </draw:line>
        <draw:line draw:style-name="gr2" draw:text-style-name="P2" draw:layer="layout" svg:x1="10.801cm" svg:y1="9.897cm" svg:x2="10.301cm" svg:y2="10.597cm">
          <text:p/>
        </draw:line>
        <draw:line draw:style-name="gr2" draw:text-style-name="P2" draw:layer="layout" svg:x1="10.301cm" svg:y1="10.597cm" svg:x2="10.301cm" svg:y2="11.097cm">
          <text:p/>
        </draw:line>
        <draw:frame draw:style-name="gr4" draw:text-style-name="P1" draw:layer="layout" svg:width="2cm" svg:height="0.725cm" svg:x="7.2cm" svg:y="14.975cm">
          <draw:text-box>
            <text:p><text:span text:style-name="T1">Input_n</text:span></text:p>
          </draw:text-box>
        </draw:frame>
        <draw:line draw:style-name="gr2" draw:text-style-name="P2" draw:layer="layout" svg:x1="9.801cm" svg:y1="13.673cm" svg:x2="10.801cm" svg:y2="13.673cm">
          <text:p/>
        </draw:line>
        <draw:frame draw:style-name="gr5" draw:text-style-name="P1" draw:layer="layout" svg:width="2cm" svg:height="0.765cm" svg:x="9.801cm" svg:y="13cm">
          <draw:text-box>
            <text:p><text:span text:style-name="T1">5V</text:span></text:p>
          </draw:text-box>
        </draw:frame>
        <draw:line draw:style-name="gr2" draw:text-style-name="P2" draw:layer="layout" svg:x1="10.301cm" svg:y1="13.673cm" svg:x2="10.301cm" svg:y2="14.173cm">
          <text:p/>
        </draw:line>
        <draw:line draw:style-name="gr2" draw:text-style-name="P2" draw:layer="layout" svg:x1="10.801cm" svg:y1="14.172cm" svg:x2="10.301cm" svg:y2="14.872cm">
          <text:p/>
        </draw:line>
        <draw:line draw:style-name="gr2" draw:text-style-name="P2" draw:layer="layout" svg:x1="10.301cm" svg:y1="14.872cm" svg:x2="10.301cm" svg:y2="15.372cm">
          <text:p/>
        </draw:line>
        <draw:custom-shape draw:style-name="gr6" draw:text-style-name="P3" draw:layer="layout" svg:width="0.249cm" svg:height="0.248cm" svg:x="10.302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8cm" svg:x="10.306cm" svg:y="11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49cm" svg:height="0.248cm" svg:x="10.306cm" svg:y="12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701cm" svg:y1="7.522cm" svg:x2="12.201cm" svg:y2="7.522cm">
          <text:p/>
        </draw:line>
        <draw:frame draw:style-name="gr7" draw:text-style-name="P1" draw:layer="layout" svg:width="3.001cm" svg:height="2.038cm" svg:x="12.304cm" svg:y="7.197cm">
          <draw:text-box>
            <text:p><text:span text:style-name="T1">Input_1_cmd</text:span></text:p>
          </draw:text-box>
        </draw:frame>
        <draw:frame draw:style-name="gr8" draw:text-style-name="P1" draw:layer="layout" svg:width="3.001cm" svg:height="2.512cm" svg:x="12.401cm" svg:y="9.723cm">
          <draw:text-box>
            <text:p><text:span text:style-name="T1">Input_2_cmd</text:span></text:p>
          </draw:text-box>
        </draw:frame>
        <draw:line draw:style-name="gr2" draw:text-style-name="P2" draw:layer="layout" svg:x1="10.801cm" svg:y1="14.547cm" svg:x2="12.301cm" svg:y2="14.547cm">
          <text:p/>
        </draw:line>
        <draw:frame draw:style-name="gr8" draw:text-style-name="P1" draw:layer="layout" svg:width="3.001cm" svg:height="2.512cm" svg:x="12.401cm" svg:y="14.223cm">
          <draw:text-box>
            <text:p><text:span text:style-name="T1">Input_n_cmd</text:span></text:p>
          </draw:text-box>
        </draw:frame>
        <draw:custom-shape draw:style-name="gr9" draw:text-style-name="P5" draw:layer="layout" svg:width="2.499cm" svg:height="4.5cm" svg:x="11.095cm" svg:y="0.199cm">
          <text:p text:style-name="P5"><text:span text:style-name="T2">SIPO</text:span><text:span text:style-name="T2"><text:line-break/></text:span><text:span text:style-name="T2">shifting reg</text:span><text:span text:style-name="T2"><text:line-break/></text:span><text:span text:style-name="T1">74HC595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701cm" svg:y1="7.523cm" svg:x2="12.201cm" svg:y2="7.523cm">
          <text:p/>
        </draw:line>
        <draw:line draw:style-name="gr2" draw:text-style-name="P2" draw:layer="layout" svg:x1="10.701cm" svg:y1="10.149cm" svg:x2="12.201cm" svg:y2="10.149cm">
          <text:p/>
        </draw:line>
        <draw:line draw:style-name="gr2" draw:text-style-name="P2" draw:layer="layout" svg:x1="10.801cm" svg:y1="14.548cm" svg:x2="12.301cm" svg:y2="14.548cm">
          <text:p/>
        </draw:line>
        <draw:frame draw:style-name="gr7" draw:text-style-name="P1" draw:layer="layout" svg:width="3.001cm" svg:height="2.038cm" svg:x="15.097cm" svg:y="0.497cm">
          <draw:text-box>
            <text:p><text:span text:style-name="T1">Input_1_cmd</text:span></text:p>
          </draw:text-box>
        </draw:frame>
        <draw:line draw:style-name="gr2" draw:text-style-name="P2" draw:layer="layout" svg:x1="13.494cm" svg:y1="0.824cm" svg:x2="14.994cm" svg:y2="0.824cm">
          <text:p/>
        </draw:line>
        <draw:line draw:style-name="gr2" draw:text-style-name="P2" draw:layer="layout" svg:x1="13.494cm" svg:y1="1.623cm" svg:x2="14.994cm" svg:y2="1.623cm">
          <text:p/>
        </draw:line>
        <draw:custom-shape draw:style-name="gr6" draw:text-style-name="P3" draw:layer="layout" svg:width="0.249cm" svg:height="0.248cm" svg:x="15.843cm" svg:y="2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8cm" svg:x="15.845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49cm" svg:height="0.248cm" svg:x="15.845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3.001cm" svg:height="0.725cm" svg:x="14.999cm" svg:y="4cm">
          <draw:text-box>
            <text:p><text:span text:style-name="T1">Input_n_cmd</text:span></text:p>
          </draw:text-box>
        </draw:frame>
        <draw:line draw:style-name="gr2" draw:text-style-name="P2" draw:layer="layout" svg:x1="13.594cm" svg:y1="4.325cm" svg:x2="15.094cm" svg:y2="4.325cm">
          <text:p/>
        </draw:line>
        <draw:frame draw:style-name="gr7" draw:text-style-name="P1" draw:layer="layout" svg:width="3.001cm" svg:height="2.038cm" svg:x="15.097cm" svg:y="1.297cm">
          <draw:text-box>
            <text:p><text:span text:style-name="T1">Input_2_cmd</text:span></text:p>
          </draw:text-box>
        </draw:frame>
        <draw:line draw:style-name="gr2" draw:text-style-name="P2" draw:layer="layout" svg:x1="9.594cm" svg:y1="0.698cm" svg:x2="11.094cm" svg:y2="0.698cm">
          <text:p/>
        </draw:line>
        <draw:frame draw:style-name="gr7" draw:text-style-name="P1" draw:layer="layout" svg:width="3.001cm" svg:height="2.038cm" svg:x="8.6cm" svg:y="0cm">
          <draw:text-box>
            <text:p><text:span text:style-name="T1">Data_SIPO</text:span></text:p>
          </draw:text-box>
        </draw:frame>
        <draw:frame draw:style-name="gr7" draw:text-style-name="P1" draw:layer="layout" svg:width="3.001cm" svg:height="2.038cm" svg:x="8.5cm" svg:y="0.698cm">
          <draw:text-box>
            <text:p><text:span text:style-name="T1">Clock_SIPO</text:span></text:p>
          </draw:text-box>
        </draw:frame>
        <draw:line draw:style-name="gr2" draw:text-style-name="P2" draw:layer="layout" svg:x1="9.594cm" svg:y1="1.397cm" svg:x2="11.094cm" svg:y2="1.397cm">
          <text:p/>
        </draw:line>
        <draw:custom-shape draw:style-name="gr9" draw:text-style-name="P5" draw:layer="layout" svg:width="2.499cm" svg:height="4.5cm" svg:x="17.902cm" svg:y="7.698cm">
          <text:p text:style-name="P6"><text:span text:style-name="T3">PISO</text:span><text:span text:style-name="T3"><text:line-break/></text:span><text:span text:style-name="T3">shifting reg</text:span><text:span text:style-name="T3"><text:line-break/></text:span><text:span text:style-name="T1">74HC165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3.001cm" svg:height="2.038cm" svg:x="21.904cm" svg:y="7.996cm">
          <draw:text-box>
            <text:p><text:span text:style-name="T1">Data_PISO</text:span></text:p>
          </draw:text-box>
        </draw:frame>
        <draw:line draw:style-name="gr2" draw:text-style-name="P2" draw:layer="layout" svg:x1="20.301cm" svg:y1="8.322cm" svg:x2="21.801cm" svg:y2="8.322cm">
          <text:p/>
        </draw:line>
        <draw:line draw:style-name="gr2" draw:text-style-name="P2" draw:layer="layout" svg:x1="20.301cm" svg:y1="9.123cm" svg:x2="21.801cm" svg:y2="9.123cm">
          <text:p/>
        </draw:line>
        <draw:custom-shape draw:style-name="gr6" draw:text-style-name="P3" draw:layer="layout" svg:width="0.249cm" svg:height="0.248cm" svg:x="17.251cm" svg:y="9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49cm" svg:height="0.248cm" svg:x="17.251cm" svg:y="10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49cm" svg:height="0.248cm" svg:x="17.251cm" svg:y="1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3.001cm" svg:height="1.199cm" svg:x="21.904cm" svg:y="8.796cm">
          <draw:text-box>
            <text:p text:style-name="P7"><text:span text:style-name="T4">Clock</text:span><text:span text:style-name="T1">_PISO</text:span></text:p>
          </draw:text-box>
        </draw:frame>
        <draw:line draw:style-name="gr2" draw:text-style-name="P2" draw:layer="layout" svg:x1="9.001cm" svg:y1="8.398cm" svg:x2="17.901cm" svg:y2="8.398cm">
          <text:p/>
        </draw:line>
        <draw:line draw:style-name="gr2" draw:text-style-name="P2" draw:layer="layout" svg:x1="9.001cm" svg:y1="8.398cm" svg:x2="17.901cm" svg:y2="8.398cm">
          <text:p/>
        </draw:line>
        <draw:line draw:style-name="gr2" draw:text-style-name="P2" draw:layer="layout" svg:x1="9.001cm" svg:y1="11.098cm" svg:x2="16.001cm" svg:y2="11.098cm">
          <text:p/>
        </draw:line>
        <draw:line draw:style-name="gr2" draw:text-style-name="P2" draw:layer="layout" svg:x1="9.001cm" svg:y1="15.397cm" svg:x2="16.001cm" svg:y2="15.397cm">
          <text:p/>
        </draw:line>
        <draw:line draw:style-name="gr2" draw:text-style-name="P2" draw:layer="layout" svg:x1="16.001cm" svg:y1="8.997cm" svg:x2="18.001cm" svg:y2="8.997cm">
          <text:p/>
        </draw:line>
        <draw:line draw:style-name="gr2" draw:text-style-name="P2" draw:layer="layout" svg:x1="16.001cm" svg:y1="11.998cm" svg:x2="18.001cm" svg:y2="11.998cm">
          <text:p/>
        </draw:line>
        <draw:line draw:style-name="gr2" draw:text-style-name="P2" draw:layer="layout" svg:x1="16.001cm" svg:y1="8.997cm" svg:x2="16.001cm" svg:y2="11.097cm">
          <text:p/>
        </draw:line>
        <draw:line draw:style-name="gr2" draw:text-style-name="P2" draw:layer="layout" svg:x1="16.001cm" svg:y1="11.998cm" svg:x2="16.001cm" svg:y2="15.398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3" draw:text-style-name="P10" draw:layer="layout" svg:width="24.999cm" svg:height="13cm" svg:x="1.998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999cm" svg:height="0.999cm" svg:x="1.998cm" svg:y="10.001cm">
          <text:p text:style-name="P11"><text:span text:style-name="T1">Right angle subD <text:s/>PCB connector</text:span></text:p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5.406cm" svg:height="4.363cm" draw:transform="skewX (-0.0205948851735331) rotate (-3.1398473243378) translate (7.498cm 9.746cm)">
          <draw:image xlink:href="Pictures/100000000000014B0000010BF7FA7D1074C1A35E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29cm" svg:x="1.397cm" svg:y="0.628cm" presentation:class="title" presentation:placeholder="true">
        <draw:text-box/>
      </draw:frame>
      <draw:frame presentation:style-name="Standard-outline1" draw:layer="backgroundobjects" svg:width="25.198cm" svg:height="9.134cm" svg:x="1.397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31T16:23:47.219000000</dc:date>
    <meta:editing-duration>PT7H3M14S</meta:editing-duration>
    <meta:editing-cycles>27</meta:editing-cycles>
    <meta:generator>LibreOffice/7.4.2.3$Windows_X86_64 LibreOffice_project/382eef1f22670f7f4118c8c2dd222ec7ad009daf</meta:generator>
    <meta:document-statistic meta:object-count="87"/>
  </office:meta>
</office:document-meta>
</file>